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ngWebHandlerTests.zero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ingWebHandlerTests.multiple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eptionFilter.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WebHandlerTests.handleErrorFrom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ubWebHandler.handl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ilter.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Handler.handle( ServerWebExchange exchan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gWebHandlerTests.async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ingWebHandlerTests.shortcircui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Filter.do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WebHandler.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ilter.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Filter.doAsync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Filter.do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ortcircuitingFilter.do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